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/>
    </style:style>
    <style:style style:name="T3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T4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/>
    </style:style>
    <style:style style:name="T5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P6" style:parent-style-name="Standard" style:family="paragraph">
      <style:paragraph-properties fo:margin-left="0.4923in">
        <style:tab-stops/>
      </style:paragraph-properties>
    </style:style>
    <style:style style:name="T7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0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1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2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3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5" style:parent-style-name="Προεπιλεγμένηγραμματοσειρά" style:family="text">
      <style:text-properties fo:language="el" fo:country="GR"/>
    </style:style>
    <style:style style:name="T16" style:parent-style-name="Προεπιλεγμένηγραμματοσειρά" style:family="text">
      <style:text-properties fo:language="el" fo:country="GR"/>
    </style:style>
    <style:style style:name="T17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8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0" style:parent-style-name="Προεπιλεγμένηγραμματοσειρά" style:family="text">
      <style:text-properties fo:language="el" fo:country="GR"/>
    </style:style>
    <style:style style:name="T21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2" style:parent-style-name="Προεπιλεγμένηγραμματοσειρά" style:family="text">
      <style:text-properties fo:language="el" fo:country="GR"/>
    </style:style>
    <style:style style:name="T2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4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25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7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9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30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31" style:parent-style-name="Προεπιλεγμένηγραμματοσειρά" style:family="text">
      <style:text-properties fo:language="el" fo:country="GR"/>
    </style:style>
    <style:style style:name="T32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33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3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35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3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37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3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39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40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41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42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4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4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45" style:parent-style-name="Προεπιλεγμένηγραμματοσειρά" style:family="text">
      <style:text-properties fo:language="el" fo:country="GR"/>
    </style:style>
    <style:style style:name="T4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47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4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49" style:parent-style-name="Προεπιλεγμένηγραμματοσειρά" style:family="text">
      <style:text-properties fo:language="el" fo:country="GR"/>
    </style:style>
    <style:style style:name="T50" style:parent-style-name="Προεπιλεγμένηγραμματοσειρά" style:family="text">
      <style:text-properties fo:language="el" fo:country="GR"/>
    </style:style>
    <style:style style:name="T51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/>
    </style:style>
    <style:style style:name="P52" style:parent-style-name="Standard" style:family="paragraph">
      <style:paragraph-properties fo:margin-left="0.4923in">
        <style:tab-stops/>
      </style:paragraph-properties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P53" style:parent-style-name="Standard" style:family="paragraph">
      <style:paragraph-properties fo:margin-left="0.4923in">
        <style:tab-stops/>
      </style:paragraph-properties>
    </style:style>
    <style:style style:name="T5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55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56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57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58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5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60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61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62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6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64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65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66" style:parent-style-name="Προεπιλεγμένηγραμματοσειρά" style:family="text">
      <style:text-properties fo:language="el" fo:country="GR"/>
    </style:style>
    <style:style style:name="T67" style:parent-style-name="Προεπιλεγμένηγραμματοσειρά" style:family="text">
      <style:text-properties fo:language="el" fo:country="GR"/>
    </style:style>
    <style:style style:name="T68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/>
    </style:style>
    <style:style style:name="T6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0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1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2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3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7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5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7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7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7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80" style:parent-style-name="Προεπιλεγμένηγραμματοσειρά" style:family="text">
      <style:text-properties fo:language="el" fo:country="GR"/>
    </style:style>
    <style:style style:name="T81" style:parent-style-name="Προεπιλεγμένηγραμματοσειρά" style:family="text">
      <style:text-properties fo:language="el" fo:country="GR"/>
    </style:style>
    <style:style style:name="T82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/>
    </style:style>
    <style:style style:name="T8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8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85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8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87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8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89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90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91" style:parent-style-name="Προεπιλεγμένηγραμματοσειρά" style:family="text">
      <style:text-properties fo:language="el" fo:country="GR"/>
    </style:style>
    <style:style style:name="T92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9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94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95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96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97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98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9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00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01" style:parent-style-name="Προεπιλεγμένηγραμματοσειρά" style:family="text">
      <style:text-properties fo:language="el" fo:country="GR"/>
    </style:style>
    <style:style style:name="T102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0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04" style:parent-style-name="Προεπιλεγμένηγραμματοσειρά" style:family="text">
      <style:text-properties fo:language="el" fo:country="GR"/>
    </style:style>
    <style:style style:name="T105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0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07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0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0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10" style:parent-style-name="Προεπιλεγμένηγραμματοσειρά" style:family="text">
      <style:text-properties fo:language="el" fo:country="GR"/>
    </style:style>
    <style:style style:name="T111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12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13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1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15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1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17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1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19" style:parent-style-name="Προεπιλεγμένηγραμματοσειρά" style:family="text">
      <style:text-properties fo:language="el" fo:country="GR"/>
    </style:style>
    <style:style style:name="T120" style:parent-style-name="Προεπιλεγμένηγραμματοσειρά" style:family="text">
      <style:text-properties fo:language="el" fo:country="GR"/>
    </style:style>
    <style:style style:name="T121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22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2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24" style:parent-style-name="Προεπιλεγμένηγραμματοσειρά" style:family="text">
      <style:text-properties fo:language="el" fo:country="GR"/>
    </style:style>
    <style:style style:name="T125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26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27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28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2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30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31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32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33" style:parent-style-name="Προεπιλεγμένηγραμματοσειρά" style:family="text">
      <style:text-properties fo:language="el" fo:country="GR"/>
    </style:style>
    <style:style style:name="T134" style:parent-style-name="Προεπιλεγμένηγραμματοσειρά" style:family="text">
      <style:text-properties fo:language="el" fo:country="GR"/>
    </style:style>
    <style:style style:name="T135" style:parent-style-name="Προεπιλεγμένηγραμματοσειρά" style:family="text">
      <style:text-properties fo:language="el" fo:country="GR"/>
    </style:style>
    <style:style style:name="T136" style:parent-style-name="Προεπιλεγμένηγραμματοσειρά" style:family="text">
      <style:text-properties fo:font-style="italic" style:font-style-asian="italic" style:font-style-complex="italic" fo:language="el" fo:country="GR"/>
    </style:style>
    <style:style style:name="T137" style:parent-style-name="Προεπιλεγμένηγραμματοσειρά" style:family="text">
      <style:text-properties fo:font-style="italic" style:font-style-asian="italic" style:font-style-complex="italic"/>
    </style:style>
    <style:style style:name="T138" style:parent-style-name="Προεπιλεγμένηγραμματοσειρά" style:family="text">
      <style:text-properties fo:font-style="italic" style:font-style-asian="italic" style:font-style-complex="italic" fo:language="el" fo:country="GR"/>
    </style:style>
    <style:style style:name="P139" style:parent-style-name="Standard" style:family="paragraph">
      <style:paragraph-properties fo:margin-left="0.4923in">
        <style:tab-stops/>
      </style:paragraph-properties>
      <style:text-properties fo:language="el" fo:country="GR"/>
    </style:style>
    <style:style style:name="P140" style:parent-style-name="Standard" style:family="paragraph">
      <style:paragraph-properties fo:margin-left="0.4923in">
        <style:tab-stops/>
      </style:paragraph-properties>
    </style:style>
    <style:style style:name="T141" style:parent-style-name="Προεπιλεγμένηγραμματοσειρά" style:family="text">
      <style:text-properties fo:font-style="italic" style:font-style-asian="italic" style:font-style-complex="italic"/>
    </style:style>
    <style:style style:name="P142" style:parent-style-name="Standard" style:family="paragraph">
      <style:paragraph-properties fo:margin-left="0.4923in">
        <style:tab-stops/>
      </style:paragraph-properties>
    </style:style>
    <style:style style:name="T143" style:parent-style-name="Προεπιλεγμένηγραμματοσειρά" style:family="text">
      <style:text-properties fo:font-style="italic" style:font-style-asian="italic" style:font-style-complex="italic"/>
    </style:style>
    <style:style style:name="P144" style:parent-style-name="Standard" style:family="paragraph">
      <style:paragraph-properties fo:margin-left="0.4923in">
        <style:tab-stops/>
      </style:paragraph-properties>
    </style:style>
    <style:style style:name="T145" style:parent-style-name="Προεπιλεγμένηγραμματοσειρά" style:family="text">
      <style:text-properties fo:font-style="italic" style:font-style-asian="italic" style:font-style-complex="italic"/>
    </style:style>
    <style:style style:name="P146" style:parent-style-name="Standard" style:family="paragraph">
      <style:paragraph-properties fo:margin-left="0.4923in">
        <style:tab-stops/>
      </style:paragraph-properties>
    </style:style>
    <style:style style:name="T147" style:parent-style-name="Προεπιλεγμένηγραμματοσειρά" style:family="text">
      <style:text-properties fo:font-style="italic" style:font-style-asian="italic" style:font-style-complex="italic"/>
    </style:style>
    <style:style style:name="P148" style:parent-style-name="Standard" style:family="paragraph">
      <style:paragraph-properties fo:margin-left="0.4923in">
        <style:tab-stops/>
      </style:paragraph-properties>
    </style:style>
  </office:automatic-styles>
  <office:body>
    <office:text text:use-soft-page-breaks="true">
      <text:p text:style-name="P1"><text:span text:style-name="T2">HTML</text:span><text:span text:style-name="T3">/</text:span><text:span text:style-name="T4">CSS</text:span><text:span text:style-name="T5"><text:line-break/></text:span></text:p>
      <text:p text:style-name="P6"><text:span text:style-name="T7"><text:s/>-Τα αποτελέσματα</text:span><text:span text:style-name="T8"><text:s/></text:span><text:span text:style-name="T9">του πίνακα</text:span><text:span text:style-name="T10"><text:s/>να εμφανίζονται σε ένα<text:s/></text:span><text:span text:style-name="T11">html</text:span><text:span text:style-name="T12"><text:s/></text:span><text:span text:style-name="T13">table</text:span><text:span text:style-name="T14"><text:s/>με την εξής μορφή:</text:span><text:span text:style-name="T15"><text:line-break/></text:span><text:span text:style-name="T16"><text:line-break/></text:span><text:span text:style-name="T17">- Το<text:s/></text:span><text:span text:style-name="T18">table</text:span><text:span text:style-name="T19"><text:s/>να είναι στο οριζόντιο κέντρο της σελίδας και να καταλαμβάνει το 60% του μήκους της</text:span><text:span text:style-name="T20"><text:line-break/></text:span><text:span text:style-name="T21">- το κείμενο να είναι χρώματος: #333333</text:span><text:span text:style-name="T22"><text:line-break/></text:span><text:span text:style-name="T23">- να έχει<text:s/></text:span><text:span text:style-name="T24">borders</text:span><text:span text:style-name="T25"><text:s/></text:span><text:span text:style-name="T26">μαύρα<text:s/></text:span><text:span text:style-name="T27">1ος</text:span><text:span text:style-name="T28"><text:s/></text:span><text:span text:style-name="T29">pixel</text:span><text:span text:style-name="T30"><text:s/>πάχους</text:span><text:span text:style-name="T31"><text:line-break/></text:span><text:span text:style-name="T32">- Η πρώτη σειρά, δηλαδή τα<text:s/></text:span><text:span text:style-name="T33">headers</text:span><text:span text:style-name="T34">, να είναι<text:s/></text:span><text:span text:style-name="T35">bold</text:span><text:span text:style-name="T36"><text:s/>και με<text:s/></text:span><text:span text:style-name="T37">background</text:span><text:span text:style-name="T38"><text:s/>χρώμα: #</text:span><text:span text:style-name="T39">f</text:span><text:span text:style-name="T40">0</text:span><text:span text:style-name="T41">faff</text:span><text:span text:style-name="T42"><text:s/>και κεντράρισμένα<text:s/></text:span><text:span text:style-name="T43">σ</text:span><text:span text:style-name="T44">το κέντρο</text:span><text:span text:style-name="T45"><text:line-break/></text:span><text:span text:style-name="T46">- οι τιμές στις επόμενες σειρές να είναι στοιχισμένες στα αριστερά και<text:s/></text:span><text:span text:style-name="T47">italic</text:span><text:span text:style-name="T48"><text:s/>(πλαγιαστό κείμενο)</text:span><text:span text:style-name="T49"><text:line-break/></text:span><text:span text:style-name="T50"><text:line-break/></text:span><text:span text:style-name="T51">PHP</text:span></text:p>
      <text:p text:style-name="P52"/>
      <text:p text:style-name="P53"><text:span text:style-name="T54">- Κάτω από το<text:s/></text:span><text:span text:style-name="T55">ta</text:span><text:span text:style-name="T56">ble</text:span><text:span text:style-name="T57"><text:s/>να μπεί μια φόρμα εισαγωγής στοιχείων, με την οποία ο χρήστης θα δημιουργεί μέσω<text:s/></text:span><text:span text:style-name="T58">submit</text:span><text:span text:style-name="T59"><text:s/></text:span><text:span text:style-name="T60">post</text:span><text:span text:style-name="T61"><text:s/>μια νέα εγγραφή στο<text:s/></text:span><text:span text:style-name="T62">table</text:span><text:span text:style-name="T63"><text:s/>(το<text:s/></text:span><text:span text:style-name="T64">id</text:span><text:span text:style-name="T65"><text:s/>αυξάνεται αυτόματα από τη βάση)</text:span><text:span text:style-name="T66"><text:line-break/></text:span><text:span text:style-name="T67"><text:line-break/></text:span><text:span text:style-name="T68">JAVASCRIPT</text:span><text:span text:style-name="T69"><text:s/></text:span><text:span text:style-name="T70"><text:line-break/></text:span><text:span text:style-name="T71"><text:line-break/></text:span><text:span text:style-name="T72">- Να φτιαχτεί ένα κουμπί το οποίο να δημιουργεί μέσω<text:s/></text:span><text:span text:style-name="T73">ajax</text:span><text:span text:style-name="T74"><text:s/></text:span><text:span text:style-name="T75">request</text:span><text:span text:style-name="T76"><text:s/>με<text:s/></text:span><text:span text:style-name="T77">javascript</text:span><text:span text:style-name="T78"><text:s/></text:span><text:span text:style-name="T79">μια εγγραφή στη βάση, όπως η παραπάνω φόρμα</text:span><text:span text:style-name="T80"><text:line-break/></text:span><text:span text:style-name="T81"><text:line-break/></text:span><text:span text:style-name="T82">MYSQL</text:span><text:span text:style-name="T83"><text:s/></text:span><text:span text:style-name="T84"><text:line-break/></text:span><text:span text:style-name="T85"><text:line-break/></text:span><text:span text:style-name="T86">- να φτιαχτεί στη βάση από το<text:s/></text:span><text:span text:style-name="T87">phpmyadmin</text:span><text:span text:style-name="T88"><text:s/>ένας πίνακας με ονομασία "</text:span><text:span text:style-name="T89">suppliers</text:span><text:span text:style-name="T90">" με τα πεδία:</text:span><text:span text:style-name="T91"><text:line-break/></text:span><text:span text:style-name="T92">id</text:span><text:span text:style-name="T93">:<text:s/></text:span><text:span text:style-name="T94">primary</text:span><text:span text:style-name="T95"><text:s/></text:span><text:span text:style-name="T96">key</text:span><text:span text:style-name="T97"><text:s/>με<text:s/></text:span><text:span text:style-name="T98">auto</text:span><text:span text:style-name="T99"><text:s/></text:span><text:span text:style-name="T100">increment</text:span><text:span text:style-name="T101"><text:line-break/></text:span><text:span text:style-name="T102">onoma</text:span><text:span text:style-name="T103">: κείμενο με μήκος 200 χαρακτήρες</text:span><text:span text:style-name="T104"><text:line-break/></text:span><text:span text:style-name="T105">eponimo</text:span><text:span text:style-name="T106">:<text:s/></text:span><text:span text:style-name="T107"> </text:span><text:span text:style-name="T108">κείμενο με μήκος 200 χαρακτήρ</text:span><text:span text:style-name="T109">ες</text:span><text:span text:style-name="T110"><text:line-break/></text:span><text:span text:style-name="T111">kostos</text:span><text:span text:style-name="T112">:<text:s/></text:span><text:span text:style-name="T113">float</text:span><text:span text:style-name="T114"><text:s/>με<text:s/></text:span><text:span text:style-name="T115">default</text:span><text:span text:style-name="T116"><text:s/></text:span><text:span text:style-name="T117">value</text:span><text:span text:style-name="T118">: 100</text:span><text:span text:style-name="T119"><text:line-break/></text:span><text:span text:style-name="T120"><text:line-break/></text:span><text:span text:style-name="T121">- να προστεθούν 3 εγγραφές στο<text:s/></text:span><text:span text:style-name="T122">table</text:span><text:span text:style-name="T123"><text:s/>αυτό</text:span><text:span text:style-name="T124"><text:line-break/></text:span><text:span text:style-name="T125">- να φτιαχτεί ένα<text:s/></text:span><text:span text:style-name="T126">select</text:span><text:span text:style-name="T127"><text:s/></text:span><text:span text:style-name="T128">statement</text:span><text:span text:style-name="T129"><text:s/>που να επιστρέψει το άθροισμα του πεδιου:<text:s/></text:span><text:span text:style-name="T130">kostos</text:span><text:span text:style-name="T131"><text:s/>από όλες τις εγγραφές του<text:s/></text:span><text:span text:style-name="T132">table</text:span><text:span text:style-name="T133"><text:s/></text:span><text:span text:style-name="T134"><text:line-break/></text:span><text:span text:style-name="T135"><text:line-break/></text:span><text:span text:style-name="T136">Η δοκιμαστική σελίδα έχει<text:s/></text:span><text:span text:style-name="T137">jQuery</text:span><text:span text:style-name="T138">.</text:span></text:p>
      <text:p text:style-name="P139"/>
      <text:p text:style-name="P140"><text:span text:style-name="T141">Phpmyadmin:</text:span></text:p>
      <text:p text:style-name="P142"><text:a xlink:href="http://192.168.1.111/phpmyadmin" office:target-frame-name="_top" xlink:show="replace"><text:span text:style-name="T143">http://192.168.1.111/phpmyadmin</text:span></text:a></text:p>
      <text:p text:style-name="P144"><text:span text:style-name="T145">user: testme</text:span></text:p>
      <text:p text:style-name="P146"><text:span text:style-name="T147">pass: testme</text:span></text:p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Αργύρης Γιαννέλης</dc:creator>
    <meta:creation-date>2017-09-15T10:33:00Z</meta:creation-date>
    <dc:date>2018-09-14T12:04:00Z</dc:date>
    <meta:template xlink:href="Normal" xlink:type="simple"/>
    <meta:editing-cycles>4</meta:editing-cycles>
    <meta:editing-duration>PT420S</meta:editing-duration>
    <meta:document-statistic meta:page-count="1" meta:paragraph-count="2" meta:word-count="213" meta:character-count="1366" meta:row-count="9" meta:non-whitespace-character-count="1155"/>
  </office:meta>
</office:document-meta>
</file>